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style:tab-stops>
          <style:tab-stop style:position="4.2882in"/>
          <style:tab-stop style:position="5.0091in"/>
          <style:tab-stop style:position="5.252in"/>
          <style:tab-stop style:position="6.0417in"/>
        </style:tab-stops>
      </style:paragraph-properties>
      <style:text-properties fo:font-weight="bold" style:font-weight-asian="bold" style:font-weight-complex="bold"/>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paragraph-properties>
        <style:tab-stops>
          <style:tab-stop style:position="4.2882in"/>
          <style:tab-stop style:position="5.0091in"/>
          <style:tab-stop style:position="5.252in"/>
          <style:tab-stop style:position="6.0417in"/>
        </style:tab-stops>
      </style:paragraph-properties>
    </style:style>
    <style:style style:name="P5" style:family="paragraph" style:parent-style-name="Standard">
      <style:paragraph-properties fo:break-before="page">
        <style:tab-stops>
          <style:tab-stop style:position="4.2882in"/>
          <style:tab-stop style:position="5.0091in"/>
          <style:tab-stop style:position="5.252in"/>
          <style:tab-stop style:position="6.0417in"/>
        </style:tab-stops>
      </style:paragraph-properties>
      <style:text-properties fo:font-size="16pt" fo:font-weight="bold" style:font-size-asian="16pt" style:font-weight-asian="bold" style:font-size-complex="16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valuation of Progress Toward Effective Team Functioning (Part 1)</text:p>
      <text:p text:style-name="Standard"/>
      <text:p text:style-name="Standard">With this form, we monitor how teamwork functions and encourage you to reflect and talk about potential issues. This front page (part 1) is anonymous and will be scanned and returned to your team. The back page (part 2) provides us with additional context which won't be published but which we may follow up if we identify significant issues. </text:p>
      <text:p text:style-name="Standard"/>
      <text:p text:style-name="Standard">The forms will not influence grading; please be honest.</text:p>
      <text:p text:style-name="Standard"/>
      <text:p text:style-name="P1">Please circle relevant answers.</text:p>
      <text:p text:style-name="Standard"/>
      <text:p text:style-name="Standard"/>
      <text:p text:style-name="Standard">Your Team: <text:tab/><text:tab/><text:tab/><text:tab/><text:tab/>[A]<text:tab/>[B]<text:tab/>[C]<text:tab/>[D]<text:tab/>[E]<text:tab/>[F]<text:tab/>[G]<text:tab/>[H]</text:p>
      <text:p text:style-name="Standard"/>
      <text:p text:style-name="P4">Team meetings generally begin 5-15 minutes late<text:tab/>[usually]<text:tab/>[sometimes]<text:tab/>[hardly ever]</text:p>
      <text:p text:style-name="P4"/>
      <text:p text:style-name="P4">Team roles (coordinator, scribe, ...) defined in the<text:line-break/>team policy are ignored<text:tab/>[usually]<text:tab/>[sometimes]<text:tab/>[hardly ever]</text:p>
      <text:p text:style-name="P4"/>
      <text:p text:style-name="P4">No follow up plan is developed or no clear commitments <text:line-break/>are written down. Members are confused about the next<text:line-break/>steps or their responsibilities<text:tab/>[usually]<text:tab/>[sometimes]<text:tab/>[hardly ever]</text:p>
      <text:p text:style-name="P4"/>
      <text:p text:style-name="P4">Members often arrive late, leave early, or never even <text:line-break/>show up for the meetings<text:tab/>[usually]<text:tab/>[sometimes]<text:tab/>[hardly ever]</text:p>
      <text:p text:style-name="P4"/>
      <text:p text:style-name="P4">No agenda exists: Members simply have a vague notion <text:line-break/>of what they want to accomplish<text:tab/>[usually]<text:tab/>[sometimes]<text:tab/>[hardly ever]</text:p>
      <text:p text:style-name="P4"/>
      <text:p text:style-name="P4">One or two members monopolize discussion throughout <text:line-break/>the meeting or minority opinions are just ignored<text:tab/>[usually]<text:tab/>[sometimes]<text:tab/>[hardly ever]</text:p>
      <text:p text:style-name="P4"/>
      <text:p text:style-name="P4">Poor preparation: Members have not read the assignment, <text:line-break/>performed the necessary background search, or done what <text:line-break/>they committed to do.<text:tab/>[usually]<text:tab/>[sometimes]<text:tab/>[hardly ever]</text:p>
      <text:p text:style-name="P4"/>
      <text:p text:style-name="P4">With words or appearances, some members clearly<text:line-break/>convey that they would rather be elsewhere<text:tab/>[usually]<text:tab/>[sometimes]<text:tab/>[hardly ever]</text:p>
      <text:p text:style-name="P4"/>
      <text:p text:style-name="P4">Members constantly interrupt each other or talk in pairs<text:line-break/>without listing to the individual who has the floor<text:tab/>[usually]<text:tab/>[sometimes]<text:tab/>[hardly ever]</text:p>
      <text:p text:style-name="P4"/>
      <text:p text:style-name="P4">Issues never get resolved, only put on the back burner<text:line-break/>until next time<text:tab/>[usually]<text:tab/>[sometimes]<text:tab/>[hardly ever]</text:p>
      <text:p text:style-name="P4"/>
      <text:p text:style-name="P4">The same individual(s) end up doing the majority of the work. <text:tab/>[usually]<text:tab/>[sometimes]<text:tab/>[hardly ever]</text:p>
      <text:p text:style-name="P4"/>
      <text:p text:style-name="P4">Meetings run on and on with little progress<text:tab/>[usually]<text:tab/>[sometimes]<text:tab/>[hardly ever]</text:p>
      <text:p text:style-name="P5">Teamwork Self-Evaluation (Part 2)</text:p>
      <text:p text:style-name="Standard"/>
      <text:p text:style-name="Standard">With this form, we monitor how teamwork functions and encourage you to reflect and talk about potential issues. The front page (part 1) is anonymous and will be scanned and returned to your team. This back page (part 2) provides us with additional context which won't be published but which we may follow up if we identify significant issues. </text:p>
      <text:p text:style-name="Standard"/>
      <text:p text:style-name="P4">The forms will not influence grading; please be honest.</text:p>
      <text:p text:style-name="P4"/>
      <text:p text:style-name="P2">Please circle relevant answers.</text:p>
      <text:p text:style-name="P4"/>
      <text:p text:style-name="P4"/>
      <text:p text:style-name="P4">Name or andrewID: <text:s text:c="2"/>________________</text:p>
      <text:p text:style-name="P4"/>
      <text:p text:style-name="P4"/>
      <text:p text:style-name="P4">Do you feel that giving every team member the same grade <text:line-break/>(for the team part) is fair?<text:tab/>[fair]<text:tab/>[somewhat unfair]<text:tab/>[<text:span text:style-name="T1">unfair</text:span>]</text:p>
      <text:p text:style-name="P4"/>
      <text:p text:style-name="P4">How would your judge your own contribution to the team?<text:tab/>[below avg] <text:s text:c="2"/>[fair share] <text:s text:c="2"/>[above avg]</text:p>
      <text:p text:style-name="P4"/>
      <text:p text:style-name="P4">Do you feel as an integrated part of a team?<text:tab/>[yes]<text:tab/>[somewhat]<text:tab/>[<text:span text:style-name="T1">no</text:span>]</text:p>
      <text:p text:style-name="P4"/>
      <text:p text:style-name="P4">At the moment, could you work effectively with this team<text:line-break/>in the future?<text:tab/>[yes]<text:tab/>[probably]<text:tab/>[<text:span text:style-name="T1">no</text:span>]</text:p>
      <text:p text:style-name="P4"/>
      <text:p text:style-name="P4">Has there been a member in your team who did not pull<text:line-break/>his share to the best of her/his abilities?<text:tab/>[<text:span text:style-name="T1">yes</text:span>]<text:tab/><text:tab/><text:tab/>[no]</text:p>
      <text:p text:style-name="P4"/>
      <text:p text:style-name="P4">Has your team attempted to addressed internal teamwork <text:line-break/>problems?<text:tab/>[<text:span text:style-name="T2">no problems</text:span>]<text:tab/> <text:s text:c="4"/>[yes] <text:tab/>[<text:span text:style-name="T1">no</text:span>]</text:p>
      <text:p text:style-name="P4"/>
      <text:p text:style-name="P4"/>
      <text:p text:style-name="P4"/>
      <text:p text:style-name="P4"/>
      <text:p text:style-name="P4">If you have circled any underlined answer, please briefly explain the iss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Kastner</meta:initial-creator>
    <meta:creation-date>2014-09-18T13:04:11</meta:creation-date>
    <meta:printed-by>Christian Kastner</meta:printed-by>
    <meta:print-date>2014-09-18T14:22:51</meta:print-date>
    <dc:date>2014-09-18T14:23:05</dc:date>
    <dc:creator>Christian Kastner</dc:creator>
    <meta:editing-duration>PT1M46S</meta:editing-duration>
    <meta:editing-cycles>2</meta:editing-cycles>
    <meta:generator>LibreOffice/3.5$Linux_X86_64 LibreOffice_project/350m1$Build-2</meta:generator>
    <meta:document-statistic meta:table-count="0" meta:image-count="0" meta:object-count="0" meta:page-count="2" meta:paragraph-count="29" meta:word-count="502" meta:character-count="3166" meta:non-whitespace-character-count="2663"/>
  </office:meta>
</office:document-meta>
</file>